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36"/>
    <style:style style:name="ce8" style:family="table-cell" style:parent-style-name="Default" style:data-style-name="N36">
      <style:table-cell-properties fo:background-color="transparent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0">
      <style:table-cell-properties fo:background-color="#FFFF00"/>
    </style:style>
    <style:style style:name="ce12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wrap-option="wrap" fo:background-color="#FFFF00"/>
    </style:style>
    <style:style style:name="ce14" style:family="table-cell" style:parent-style-name="Default" style:data-style-name="N36">
      <style:table-cell-properties fo:background-color="#FFFF00"/>
    </style:style>
    <style:style style:name="ce15" style:family="table-cell" style:parent-style-name="Default" style:data-style-name="N0">
      <style:text-properties fo:color="#FF0000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17" style:family="table-cell" style:parent-style-name="Default" style:data-style-name="N36">
      <style:text-properties fo:color="#FF0000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36">
      <style:text-properties fo:color="#FF4000"/>
    </style:style>
    <style:style style:name="ce20" style:family="table-cell" style:parent-style-name="Default" style:data-style-name="N37"/>
    <style:style style:name="ce21" style:family="table-cell" style:parent-style-name="Default" style:data-style-name="N36"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8.255cm"/>
    </style:style>
    <style:style style:name="co4" style:family="table-column">
      <style:table-column-properties fo:break-before="auto" style:column-width="12.620625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1.666875cm"/>
    </style:style>
    <style:style style:name="co7" style:family="table-column">
      <style:table-column-properties fo:break-before="auto" style:column-width="17.14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9.525cm"/>
    </style:style>
    <style:style style:name="co11" style:family="table-column">
      <style:table-column-properties fo:break-before="auto" style:column-width="16.72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7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module</text:p>
          </table:table-cell>
          <table:table-cell office:value-type="string" table:style-name="ce3">
            <text:p>Qty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/Note</text:p>
          </table:table-cell>
          <table:table-cell office:value-type="string" table:style-name="ce4">
            <text:p>Cena/ks</text:p>
          </table:table-cell>
          <table:table-cell office:value-type="string" table:style-name="ce4">
            <text:p>Cena/pol</text:p>
          </table:table-cell>
          <table:table-cell table:style-name="ce5"/>
          <table:table-cell office:value-type="string" table:style-name="ce2">
            <text:p>Link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1">
            <text:p>Main</text:p>
          </table:table-cell>
          <table:table-cell office:value-type="float" office:value="0" table:style-name="ce6">
            <text:p>0</text:p>
          </table:table-cell>
          <table:table-cell office:value-type="string" table:style-name="ce1">
            <text:p>W65C<text:span text:style-name="T2">816</text:span>S6TQG-14</text:p>
          </table:table-cell>
          <table:table-cell office:value-type="string" table:style-name="ce1">
            <text:p>cpu 16-bit</text:p>
          </table:table-cell>
          <table:table-cell office:value-type="currency" office:value="274" table:style-name="ce7">
            <text:p>274.00 Kč</text:p>
          </table:table-cell>
          <table:table-cell office:value-type="currency" office:value="0" table:formula="of:=[.E2]*[.B2]" table:style-name="ce8">
            <text:p>0.00 Kč</text:p>
          </table:table-cell>
          <table:table-cell table:style-name="ce7"/>
          <table:table-cell office:value-type="string" table:style-name="ce1">
            <text:p><text:a xlink:href="https://cz.mouser.com/ProductDetail/Western-Design-Center-WDC/W65C816S6TQG-14?qs=9lcNTSmDlCpDFNJ8GRf7eQ%3D%3D">https://cz.mouser.com/ProductDetail/Western-Design-Center-WDC/W65C816S6TQG-14?qs=9lcNTSmDlCpDFNJ8GRf7eQ%3D%3D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in</text:p>
          </table:table-cell>
          <table:table-cell office:value-type="float" office:value="1" table:style-name="ce22">
            <text:p>1</text:p>
          </table:table-cell>
          <table:table-cell office:value-type="string" table:style-name="ce1">
            <text:p>W65C<text:span text:style-name="T2">02</text:span>S6TQG-14</text:p>
          </table:table-cell>
          <table:table-cell office:value-type="string" table:style-name="ce1">
            <text:p>cpu 8-bit</text:p>
          </table:table-cell>
          <table:table-cell office:value-type="currency" office:value="260" table:style-name="ce7">
            <text:p>260.00 Kč</text:p>
          </table:table-cell>
          <table:table-cell office:value-type="currency" office:value="260" table:formula="of:=[.E3]*[.B3]" table:style-name="ce8">
            <text:p>260.00 Kč</text:p>
          </table:table-cell>
          <table:table-cell table:style-name="ce7"/>
          <table:table-cell office:value-type="string" table:style-name="ce1">
            <text:p><text:a xlink:href="https://cz.mouser.com/ProductDetail/Western-Design-Center-WDC/W65C02S6TQG-14?qs=opBjA1TV900Cx5CoX8hQeQ%3D%3D">https://cz.mouser.com/ProductDetail/Western-Design-Center-WDC/W65C02S6TQG-14?qs=opBjA1TV900Cx5CoX8hQeQ%3D%3D</text:a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ain</text:p>
          </table:table-cell>
          <table:table-cell office:value-type="float" office:value="1" table:style-name="ce22">
            <text:p>1</text:p>
          </table:table-cell>
          <table:table-cell office:value-type="string" table:style-name="ce9">
            <text:p>ICE40HX4K-TQ144</text:p>
          </table:table-cell>
          <table:table-cell office:value-type="string" table:style-name="ce9">
            <text:p>FPGA for NORA</text:p>
          </table:table-cell>
          <table:table-cell office:value-type="currency" office:value="211" table:style-name="ce7">
            <text:p>211.00 Kč</text:p>
          </table:table-cell>
          <table:table-cell office:value-type="currency" office:value="211" table:formula="of:=[.E4]*[.B4]" table:style-name="ce8">
            <text:p>211.00 Kč</text:p>
          </table:table-cell>
          <table:table-cell table:style-name="ce7"/>
          <table:table-cell office:value-type="string" table:style-name="ce1">
            <text:p><text:a xlink:href="https://cz.mouser.com/ProductDetail/Lattice/iCE40HX4K-TQ144?qs=F9A14TELRMvGNTZXkNDuOw%3D%3D">https://cz.mouser.com/ProductDetail/Lattice/iCE40HX4K-TQ144?qs=F9A14TELRMvGNTZXkNDuOw%3D%3D</text:a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ain</text:p>
          </table:table-cell>
          <table:table-cell office:value-type="float" office:value="1" table:style-name="ce22">
            <text:p>1</text:p>
          </table:table-cell>
          <table:table-cell office:value-type="string" table:style-name="ce9">
            <text:p>IS61WV20488FBLL-10TLI</text:p>
          </table:table-cell>
          <table:table-cell office:value-type="string" table:style-name="ce9">
            <text:p>2Mx8 SRAM</text:p>
          </table:table-cell>
          <table:table-cell office:value-type="currency" office:value="290" table:style-name="ce7">
            <text:p>290.00 Kč</text:p>
          </table:table-cell>
          <table:table-cell office:value-type="currency" office:value="290" table:formula="of:=[.E5]*[.B5]" table:style-name="ce8">
            <text:p>290.00 Kč</text:p>
          </table:table-cell>
          <table:table-cell table:style-name="ce7"/>
          <table:table-cell office:value-type="string" table:style-name="ce1">
            <text:p><text:a xlink:href="https://cz.mouser.com/ProductDetail/ISSI/IS61WV20488FBLL-10TLI?qs=l7cgNqFNU1hrNZYLU3MwTg%3D%3D">https://cz.mouser.com/ProductDetail/ISSI/IS61WV20488FBLL-10TLI?qs=l7cgNqFNU1hrNZYLU3MwTg%3D%3D</text:a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ain</text:p>
          </table:table-cell>
          <table:table-cell office:value-type="float" office:value="1" table:style-name="ce22">
            <text:p>1</text:p>
          </table:table-cell>
          <table:table-cell office:value-type="string" table:style-name="ce1">
            <text:p>W25Q16JVSNIQ</text:p>
          </table:table-cell>
          <table:table-cell office:value-type="string" table:style-name="ce1">
            <text:p>Spi-flash 2MB</text:p>
          </table:table-cell>
          <table:table-cell office:value-type="currency" office:value="12" table:style-name="ce7">
            <text:p>12.00 Kč</text:p>
          </table:table-cell>
          <table:table-cell office:value-type="currency" office:value="12" table:formula="of:=[.E6]*[.B6]" table:style-name="ce8">
            <text:p>12.00 Kč</text:p>
          </table:table-cell>
          <table:table-cell table:style-name="ce7"/>
          <table:table-cell office:value-type="string" table:style-name="ce1">
            <text:p><text:a xlink:href="https://cz.mouser.com/ProductDetail/Winbond/W25Q16JVSNIQ?qs=qSfuJ%252Bfl%2Fd5tzEnNt99V4A%3D%3D">https://cz.mouser.com/ProductDetail/Winbond/W25Q16JVSNIQ?qs=qSfuJ%252Bfl%2Fd5tzEnNt99V4A%3D%3D</text:a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ain</text:p>
          </table:table-cell>
          <table:table-cell office:value-type="float" office:value="1" table:style-name="ce22">
            <text:p>1</text:p>
          </table:table-cell>
          <table:table-cell office:value-type="string" table:style-name="ce1">
            <text:p>W25Q128JVSIQ</text:p>
          </table:table-cell>
          <table:table-cell office:value-type="string" table:style-name="ce1">
            <text:p>Spi-flash 16MB, alt.</text:p>
          </table:table-cell>
          <table:table-cell office:value-type="currency" office:value="41" table:style-name="ce7">
            <text:p>41.00 Kč</text:p>
          </table:table-cell>
          <table:table-cell office:value-type="currency" office:value="41" table:formula="of:=[.E7]*[.B7]" table:style-name="ce8">
            <text:p>41.00 Kč</text:p>
          </table:table-cell>
          <table:table-cell table:style-name="ce1"/>
          <table:table-cell office:value-type="string" table:style-name="ce1">
            <text:p>https://eu.mouser.com/ProductDetail/Winbond/W25Q128JVSIQ-TR?qs=qSfuJ%252Bfl%2Fd7vTyLA9kNdGw%3D%3D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ain</text:p>
          </table:table-cell>
          <table:table-cell office:value-type="float" office:value="1" table:style-name="ce22">
            <text:p>1</text:p>
          </table:table-cell>
          <table:table-cell office:value-type="string" table:style-name="ce1">
            <text:p>MCP7940N-I/SN</text:p>
          </table:table-cell>
          <table:table-cell office:value-type="string" table:style-name="ce1">
            <text:p>RTC</text:p>
          </table:table-cell>
          <table:table-cell office:value-type="currency" office:value="21" table:style-name="ce7">
            <text:p>21.00 Kč</text:p>
          </table:table-cell>
          <table:table-cell office:value-type="currency" office:value="21" table:formula="of:=[.E8]*[.B8]" table:style-name="ce8">
            <text:p>21.00 Kč</text:p>
          </table:table-cell>
          <table:table-cell table:style-name="ce7"/>
          <table:table-cell office:value-type="string" table:style-name="ce1">
            <text:p><text:a xlink:href="https://cz.mouser.com/ProductDetail/Microchip-Technology-Atmel/MCP7940N-I-SN?qs=o%2FJGMiCJeCOTsMP4nrR5Uw%3D%3D">https://cz.mouser.com/ProductDetail/Microchip-Technology-Atmel/MCP7940N-I-SN?qs=o%2FJGMiCJeCOTsMP4nrR5Uw%3D%3D</text:a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ain</text:p>
          </table:table-cell>
          <table:table-cell office:value-type="float" office:value="1" table:style-name="ce22">
            <text:p>1</text:p>
          </table:table-cell>
          <table:table-cell office:value-type="string" table:style-name="ce1">
            <text:p>W65C22S6TQG-14</text:p>
          </table:table-cell>
          <table:table-cell office:value-type="string" table:style-name="ce1">
            <text:p>VIA, tbd included in FPGA</text:p>
          </table:table-cell>
          <table:table-cell office:value-type="currency" office:value="245" table:style-name="ce7">
            <text:p>245.00 Kč</text:p>
          </table:table-cell>
          <table:table-cell office:value-type="currency" office:value="245" table:formula="of:=[.E9]*[.B9]" table:style-name="ce8">
            <text:p>245.00 Kč</text:p>
          </table:table-cell>
          <table:table-cell table:style-name="ce7"/>
          <table:table-cell office:value-type="string" table:style-name="ce1">
            <text:p><text:a xlink:href="https://cz.mouser.com/ProductDetail/Western-Design-Center-WDC/W65C22S6TQG-14?qs=9lcNTSmDlCo21Y0m5rRDww%3D%3D">https://cz.mouser.com/ProductDetail/Western-Design-Center-WDC/W65C22S6TQG-14?qs=9lcNTSmDlCo21Y0m5rRDww%3D%3D</text:a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ain</text:p>
          </table:table-cell>
          <table:table-cell office:value-type="float" office:value="0" table:style-name="ce22">
            <text:p>0</text:p>
          </table:table-cell>
          <table:table-cell office:value-type="string" table:style-name="ce10">
            <text:p>FT2232H-56Q-TRAY</text:p>
          </table:table-cell>
          <table:table-cell office:value-type="string" table:style-name="ce10">
            <text:p>FTDI (VQFN56)</text:p>
          </table:table-cell>
          <table:table-cell office:value-type="currency" office:value="125" table:style-name="ce7">
            <text:p>125.00 Kč</text:p>
          </table:table-cell>
          <table:table-cell office:value-type="currency" office:value="0" table:formula="of:=[.E10]*[.B10]" table:style-name="ce7">
            <text:p>0.00 Kč</text:p>
          </table:table-cell>
          <table:table-cell table:style-name="ce1"/>
          <table:table-cell office:value-type="string" table:style-name="ce1">
            <text:p>https://eu.mouser.com/ProductDetail/FTDI/FT2232H-56Q-TRAY?qs=u4lROS522ZW4g0YyKZT0kg%3D%3D</text:p>
          </table:table-cell>
          <table:table-cell table:number-columns-repeated="16376"/>
        </table:table-row>
        <table:table-row table:style-name="ro2">
          <table:table-cell office:value-type="string" table:style-name="ce11">
            <text:p>Main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FT2232HL</text:p>
          </table:table-cell>
          <table:table-cell office:value-type="string" table:style-name="ce13">
            <text:p>FTDI alt. (LQFP64)</text:p>
          </table:table-cell>
          <table:table-cell office:value-type="currency" office:value="173" table:style-name="ce14">
            <text:p>173.00 Kč</text:p>
          </table:table-cell>
          <table:table-cell office:value-type="currency" office:value="173" table:formula="of:=[.E11]*[.B11]" table:style-name="ce14">
            <text:p>173.00 Kč</text:p>
          </table:table-cell>
          <table:table-cell table:style-name="ce11"/>
          <table:table-cell office:value-type="string" table:style-name="ce11">
            <text:p><text:a xlink:href="https://cz.farnell.com/ftdi/ft2232hl-r/usb-uart-fifo-2232-dual-64lqfp/dp/1697461?st=ft2232hl">https://cz.farnell.com/ftdi/ft2232hl-r/usb-uart-fifo-2232-dual-64lqfp/dp/1697461?st=ft2232hl</text:a></text:p>
          </table:table-cell>
          <table:table-cell table:number-columns-repeated="16376" table:style-name="ce11"/>
        </table:table-row>
        <table:table-row table:style-name="ro2">
          <table:table-cell office:value-type="string" table:style-name="ce1">
            <text:p>Main</text:p>
          </table:table-cell>
          <table:table-cell office:value-type="float" office:value="0" table:style-name="ce6">
            <text:p>0</text:p>
          </table:table-cell>
          <table:table-cell office:value-type="string" table:style-name="ce10">
            <text:p>SG5032CAN 16.000000M-TJGA</text:p>
          </table:table-cell>
          <table:table-cell office:value-type="string" table:style-name="ce10">
            <text:p>oscillator 16M</text:p>
          </table:table-cell>
          <table:table-cell office:value-type="currency" office:value="29" table:style-name="ce7">
            <text:p>29.00 Kč</text:p>
          </table:table-cell>
          <table:table-cell office:value-type="currency" office:value="0" table:formula="of:=[.E12]*[.B12]" table:style-name="ce7">
            <text:p>0.00 Kč</text:p>
          </table:table-cell>
          <table:table-cell table:style-name="ce1"/>
          <table:table-cell office:value-type="string" table:style-name="ce1">
            <text:p><text:a xlink:href="https://cz.mouser.com/ProductDetail/Epson-Timing/SG5032CAN-16.000000M-TJGA0?qs=MyNHzdoqoQL1oatJdxkATQ%3D%3D">https://cz.mouser.com/ProductDetail/Epson-Timing/SG5032CAN-16.000000M-TJGA0?qs=MyNHzdoqoQL1oatJdxkATQ%3D%3D</text:a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ain</text:p>
          </table:table-cell>
          <table:table-cell office:value-type="float" office:value="1" table:style-name="ce22">
            <text:p>1</text:p>
          </table:table-cell>
          <table:table-cell office:value-type="string" table:style-name="ce10">
            <text:p>SG5032CAN 12.000000M-TJGA0</text:p>
          </table:table-cell>
          <table:table-cell office:value-type="string" table:style-name="ce10">
            <text:p>oscillator 12M</text:p>
          </table:table-cell>
          <table:table-cell office:value-type="currency" office:value="29" table:style-name="ce7">
            <text:p>29.00 Kč</text:p>
          </table:table-cell>
          <table:table-cell office:value-type="currency" office:value="29" table:formula="of:=[.E13]*[.B13]" table:style-name="ce7">
            <text:p>29.00 Kč</text:p>
          </table:table-cell>
          <table:table-cell table:style-name="ce1"/>
          <table:table-cell office:value-type="string" table:style-name="ce1">
            <text:p><text:a xlink:href="https://cz.mouser.com/ProductDetail/Epson-Timing/SG5032CAN-12.000000M-TJGA0?qs=MyNHzdoqoQL%2FitGWgEd%2F5A%3D%3D">https://cz.mouser.com/ProductDetail/Epson-Timing/SG5032CAN-12.000000M-TJGA0?qs=MyNHzdoqoQL%2FitGWgEd%2F5A%3D%3D</text:a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ain</text:p>
          </table:table-cell>
          <table:table-cell office:value-type="float" office:value="2" table:style-name="ce22">
            <text:p>2</text:p>
          </table:table-cell>
          <table:table-cell office:value-type="string" table:style-name="ce1">
            <text:p>5749180-1</text:p>
          </table:table-cell>
          <table:table-cell office:value-type="string" table:style-name="ce1">
            <text:p>Minidin-6 for PS/2</text:p>
          </table:table-cell>
          <table:table-cell office:value-type="currency" office:value="49" table:style-name="ce7">
            <text:p>49.00 Kč</text:p>
          </table:table-cell>
          <table:table-cell office:value-type="currency" office:value="98" table:formula="of:=[.E14]*[.B14]" table:style-name="ce7">
            <text:p>98.00 Kč</text:p>
          </table:table-cell>
          <table:table-cell table:style-name="ce1"/>
          <table:table-cell office:value-type="string" table:style-name="ce1">
            <text:p><text:a xlink:href="https://cz.mouser.com/ProductDetail/TE-Connectivity/5749180-1?qs=XlZqES4cpWZV2xh%2FjR2Ukw%3D%3D">https://cz.mouser.com/ProductDetail/TE-Connectivity/5749180-1?qs=XlZqES4cpWZV2xh%2FjR2Ukw%3D%3D</text:a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ain</text:p>
          </table:table-cell>
          <table:table-cell office:value-type="float" office:value="1" table:style-name="ce22">
            <text:p>1</text:p>
          </table:table-cell>
          <table:table-cell office:value-type="string" table:style-name="ce1">
            <text:p>USB4085-GF-A</text:p>
          </table:table-cell>
          <table:table-cell office:value-type="string" table:style-name="ce1">
            <text:p>Usb-c</text:p>
          </table:table-cell>
          <table:table-cell office:value-type="currency" office:value="22" table:style-name="ce7">
            <text:p>22.00 Kč</text:p>
          </table:table-cell>
          <table:table-cell office:value-type="currency" office:value="22" table:formula="of:=[.E15]*[.B15]" table:style-name="ce7">
            <text:p>22.00 Kč</text:p>
          </table:table-cell>
          <table:table-cell table:style-name="ce1"/>
          <table:table-cell office:value-type="string" table:style-name="ce1">
            <text:p><text:a xlink:href="https://cz.mouser.com/ProductDetail/GCT/USB4085-GF-A?qs=KUoIvG%2F9Ilba1bQOahfWjw%3D%3D">https://cz.mouser.com/ProductDetail/GCT/USB4085-GF-A?qs=KUoIvG%2F9Ilba1bQOahfWjw%3D%3D</text:a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ain</text:p>
          </table:table-cell>
          <table:table-cell office:value-type="float" office:value="1" table:style-name="ce22">
            <text:p>1</text:p>
          </table:table-cell>
          <table:table-cell office:value-type="string" table:style-name="ce1">
            <text:p>93LC56BT-I/SN</text:p>
          </table:table-cell>
          <table:table-cell office:value-type="string" table:style-name="ce1">
            <text:p>EEPROM for FTDI</text:p>
          </table:table-cell>
          <table:table-cell office:value-type="currency" office:value="8" table:style-name="ce7">
            <text:p>8.00 Kč</text:p>
          </table:table-cell>
          <table:table-cell office:value-type="currency" office:value="8" table:formula="of:=[.E16]*[.B16]" table:style-name="ce7">
            <text:p>8.00 Kč</text:p>
          </table:table-cell>
          <table:table-cell table:style-name="ce7"/>
          <table:table-cell office:value-type="string" table:style-name="ce1">
            <text:p><text:a xlink:href="https://cz.mouser.com/ProductDetail/Microchip-Technology-Atmel/93LC56BT-I-SN?qs=lQv0JY93vreW%252BBssv4v8RA%3D%3D">https://cz.mouser.com/ProductDetail/Microchip-Technology-Atmel/93LC56BT-I-SN?qs=lQv0JY93vreW%252BBssv4v8RA%3D%3D</text:a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ain</text:p>
          </table:table-cell>
          <table:table-cell office:value-type="float" office:value="100" table:style-name="ce22">
            <text:p>100</text:p>
          </table:table-cell>
          <table:table-cell office:value-type="string" table:style-name="ce1">
            <text:p>GBK160808T-221Y-N</text:p>
          </table:table-cell>
          <table:table-cell office:value-type="string" table:style-name="ce1">
            <text:p>ferrite bead</text:p>
          </table:table-cell>
          <table:table-cell office:value-type="currency" office:value="0.24" table:style-name="ce7">
            <text:p>0.24 Kč</text:p>
          </table:table-cell>
          <table:table-cell office:value-type="currency" office:value="24" table:formula="of:=[.E17]*[.B17]" table:style-name="ce7">
            <text:p>24.00 Kč</text:p>
          </table:table-cell>
          <table:table-cell table:style-name="ce7"/>
          <table:table-cell office:value-type="string" table:style-name="ce1">
            <text:p><text:a xlink:href="https://cz.mouser.com/ProductDetail/Pulse-Electronics/GBK160808T-221Y-N?qs=j%252B1pi9TdxUbKNI%252BrSL0iyA%3D%3D">https://cz.mouser.com/ProductDetail/Pulse-Electronics/GBK160808T-221Y-N?qs=j%252B1pi9TdxUbKNI%252BrSL0iyA%3D%3D</text:a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ain</text:p>
          </table:table-cell>
          <table:table-cell office:value-type="float" office:value="0" table:style-name="ce6">
            <text:p>0</text:p>
          </table:table-cell>
          <table:table-cell office:value-type="string" table:style-name="ce1">
            <text:p>ABM3-12.000MHZ-D2Y-T</text:p>
          </table:table-cell>
          <table:table-cell office:value-type="string" table:style-name="ce1">
            <text:p>crystal 12MHz, 5x3mm</text:p>
          </table:table-cell>
          <table:table-cell office:value-type="currency" office:value="11" table:style-name="ce7">
            <text:p>11.00 Kč</text:p>
          </table:table-cell>
          <table:table-cell office:value-type="currency" office:value="0" table:formula="of:=[.E18]*[.B18]" table:style-name="ce7">
            <text:p>0.00 Kč</text:p>
          </table:table-cell>
          <table:table-cell table:style-name="ce7"/>
          <table:table-cell office:value-type="string" table:style-name="ce1">
            <text:p>https://cz.mouser.com/ProductDetail/ABRACON/ABM3-12.000MHZ-D2Y-T?qs=ihRgKfnEsN4a%252Bhdo6LkcSg%3D%3D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ain</text:p>
          </table:table-cell>
          <table:table-cell office:value-type="float" office:value="0" table:style-name="ce22">
            <text:p>0</text:p>
          </table:table-cell>
          <table:table-cell office:value-type="string" table:style-name="ce1">
            <text:p>AB38T-32.768KHZ</text:p>
          </table:table-cell>
          <table:table-cell office:value-type="string" table:style-name="ce1">
            <text:p>crystal 32.768kHz, THT</text:p>
          </table:table-cell>
          <table:table-cell office:value-type="currency" office:value="3.8" table:style-name="ce7">
            <text:p>3.80 Kč</text:p>
          </table:table-cell>
          <table:table-cell office:value-type="currency" office:value="0" table:formula="of:=[.E19]*[.B19]" table:style-name="ce7">
            <text:p>0.00 Kč</text:p>
          </table:table-cell>
          <table:table-cell table:style-name="ce7"/>
          <table:table-cell office:value-type="string" table:style-name="ce1">
            <text:p><text:a xlink:href="https://cz.mouser.com/ProductDetail/ABRACON/AB38T-32.768KHZ?qs=m%252BUhWDcpCfbdp9ovMbeW3g%3D%3D">https://cz.mouser.com/ProductDetail/ABRACON/AB38T-32.768KHZ?qs=m%252BUhWDcpCfbdp9ovMbeW3g%3D%3D</text:a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ain</text:p>
          </table:table-cell>
          <table:table-cell office:value-type="float" office:value="1" table:style-name="ce22">
            <text:p>1</text:p>
          </table:table-cell>
          <table:table-cell office:value-type="string" table:style-name="ce1">
            <text:p>CM8V-T1A-32.768kHz-12.5pF-20PPM-TA-QC</text:p>
          </table:table-cell>
          <table:table-cell office:value-type="string" table:style-name="ce1">
            <text:p>Crystal 32.768k, SMD</text:p>
          </table:table-cell>
          <table:table-cell office:value-type="currency" office:value="14" table:style-name="ce7">
            <text:p>14.00 Kč</text:p>
          </table:table-cell>
          <table:table-cell office:value-type="currency" office:value="14" table:formula="of:=[.E20]*[.B20]" table:style-name="ce7">
            <text:p>14.00 Kč</text:p>
          </table:table-cell>
          <table:table-cell table:style-name="ce7"/>
          <table:table-cell office:value-type="string" table:style-name="ce1">
            <text:p><text:a xlink:href="https://cz.mouser.com/ProductDetail/Micro-Crystal/CM8V-T1A-32.768kHz-12.5pF-20PPM-TA-QC?qs=7bTaA%2FLYtSYgtx%252BmOOZAYQ%3D%3D">https://cz.mouser.com/ProductDetail/Micro-Crystal/CM8V-T1A-32.768kHz-12.5pF-20PPM-TA-QC?qs=7bTaA%2FLYtSYgtx%252BmOOZAYQ%3D%3D</text:a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ain</text:p>
          </table:table-cell>
          <table:table-cell office:value-type="float" office:value="2" table:style-name="ce22">
            <text:p>2</text:p>
          </table:table-cell>
          <table:table-cell office:value-type="string" table:style-name="ce1">
            <text:p>SMD1206B050TF/15</text:p>
          </table:table-cell>
          <table:table-cell office:value-type="string" table:style-name="ce1">
            <text:p>polyfuse 0,5A</text:p>
          </table:table-cell>
          <table:table-cell office:value-type="currency" office:value="2.2999999999999998" table:style-name="ce7">
            <text:p>2.30 Kč</text:p>
          </table:table-cell>
          <table:table-cell office:value-type="currency" office:value="4.5999999999999996" table:formula="of:=[.E21]*[.B21]" table:style-name="ce7">
            <text:p>4.60 Kč</text:p>
          </table:table-cell>
          <table:table-cell table:style-name="ce7"/>
          <table:table-cell office:value-type="string" table:style-name="ce1">
            <text:p><text:a xlink:href="https://cz.mouser.com/ProductDetail/YAGEO/SMD1206B050TF-15?qs=PzGy0jfpSMtHs3qJt7INeg%3D%3D">https://cz.mouser.com/ProductDetail/YAGEO/SMD1206B050TF-15?qs=PzGy0jfpSMtHs3qJt7INeg%3D%3D</text:a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ain</text:p>
          </table:table-cell>
          <table:table-cell office:value-type="float" office:value="2" table:style-name="ce22">
            <text:p>2</text:p>
          </table:table-cell>
          <table:table-cell office:value-type="string" table:style-name="ce1">
            <text:p>SN74LVC2G17DBVR</text:p>
          </table:table-cell>
          <table:table-cell office:value-type="string" table:style-name="ce1">
            <text:p>driver</text:p>
          </table:table-cell>
          <table:table-cell office:value-type="currency" office:value="10" table:style-name="ce7">
            <text:p>10.00 Kč</text:p>
          </table:table-cell>
          <table:table-cell office:value-type="currency" office:value="20" table:formula="of:=[.E22]*[.B22]" table:style-name="ce7">
            <text:p>20.00 Kč</text:p>
          </table:table-cell>
          <table:table-cell table:style-name="ce7"/>
          <table:table-cell office:value-type="string" table:style-name="ce1">
            <text:p><text:a xlink:href="https://cz.mouser.com/ProductDetail/Texas-Instruments/SN74LVC2G17DBVR?qs=X1HXWTtiZ0RnstCufGEJxQ%3D%3D">https://cz.mouser.com/ProductDetail/Texas-Instruments/SN74LVC2G17DBVR?qs=X1HXWTtiZ0RnstCufGEJxQ%3D%3D</text:a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ain</text:p>
          </table:table-cell>
          <table:table-cell office:value-type="float" office:value="1" table:style-name="ce22">
            <text:p>1</text:p>
          </table:table-cell>
          <table:table-cell office:value-type="string" table:style-name="ce1">
            <text:p>SN74LVC2G04DBVR</text:p>
          </table:table-cell>
          <table:table-cell office:value-type="string" table:style-name="ce1">
            <text:p>inverter</text:p>
          </table:table-cell>
          <table:table-cell office:value-type="currency" office:value="10" table:style-name="ce7">
            <text:p>10.00 Kč</text:p>
          </table:table-cell>
          <table:table-cell office:value-type="currency" office:value="10" table:formula="of:=[.E23]*[.B23]" table:style-name="ce7">
            <text:p>10.00 Kč</text:p>
          </table:table-cell>
          <table:table-cell table:style-name="ce7"/>
          <table:table-cell office:value-type="string" table:style-name="ce1">
            <text:p><text:a xlink:href="https://cz.mouser.com/ProductDetail/Texas-Instruments/SN74LVC2G04DBVR?qs=HE9hdJajmeqXJJ9RII89dg%3D%3D">https://cz.mouser.com/ProductDetail/Texas-Instruments/SN74LVC2G04DBVR?qs=HE9hdJajmeqXJJ9RII89dg%3D%3D</text:a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ain</text:p>
          </table:table-cell>
          <table:table-cell office:value-type="float" office:value="1" table:style-name="ce22">
            <text:p>1</text:p>
          </table:table-cell>
          <table:table-cell office:value-type="string" table:style-name="ce1">
            <text:p>MP2149GJ-Z</text:p>
          </table:table-cell>
          <table:table-cell office:value-type="string" table:style-name="ce1">
            <text:p>dc/dc</text:p>
          </table:table-cell>
          <table:table-cell office:value-type="currency" office:value="45" table:style-name="ce7">
            <text:p>45.00 Kč</text:p>
          </table:table-cell>
          <table:table-cell office:value-type="currency" office:value="45" table:formula="of:=[.E24]*[.B24]" table:style-name="ce7">
            <text:p>45.00 Kč</text:p>
          </table:table-cell>
          <table:table-cell table:style-name="ce7"/>
          <table:table-cell office:value-type="string" table:style-name="ce1">
            <text:p>https://cz.mouser.com/ProductDetail/Monolithic-Power-Systems-MPS/MP2149GJ-Z?qs=pdFhdcvjjggGberHhgLWyQ%3D%3D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ain</text:p>
          </table:table-cell>
          <table:table-cell office:value-type="float" office:value="3" table:style-name="ce22">
            <text:p>3</text:p>
          </table:table-cell>
          <table:table-cell office:value-type="string" table:style-name="ce1">
            <text:p>GRM21BC81C226ME44L</text:p>
          </table:table-cell>
          <table:table-cell office:value-type="string" table:style-name="ce1">
            <text:p>22uF/16V/0805</text:p>
          </table:table-cell>
          <table:table-cell office:value-type="currency" office:value="10" table:style-name="ce7">
            <text:p>10.00 Kč</text:p>
          </table:table-cell>
          <table:table-cell office:value-type="currency" office:value="30" table:formula="of:=[.E25]*[.B25]" table:style-name="ce7">
            <text:p>30.00 Kč</text:p>
          </table:table-cell>
          <table:table-cell table:style-name="ce7"/>
          <table:table-cell office:value-type="string" table:style-name="ce1">
            <text:p><text:a xlink:href="https://cz.mouser.com/ProductDetail/Murata-Electronics/GRM21BC81C226ME44L?qs=sGAEpiMZZMs7ZEmUmaUL015lt8pSu0h9Ojuqd7E6R3Ye1kdFPqAaXw%3D%3D">https://cz.mouser.com/ProductDetail/Murata-Electronics/GRM21BC81C226ME44L?qs=sGAEpiMZZMs7ZEmUmaUL015lt8pSu0h9Ojuqd7E6R3Ye1kdFPqAaXw%3D%3D</text:a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ain</text:p>
          </table:table-cell>
          <table:table-cell office:value-type="float" office:value="2" table:style-name="ce22">
            <text:p>2</text:p>
          </table:table-cell>
          <table:table-cell office:value-type="string" table:style-name="ce1">
            <text:p>DFE252010P-2R2M=P2</text:p>
          </table:table-cell>
          <table:table-cell office:value-type="string" table:style-name="ce1">
            <text:p>2,2uH</text:p>
          </table:table-cell>
          <table:table-cell office:value-type="currency" office:value="5" table:style-name="ce7">
            <text:p>5.00 Kč</text:p>
          </table:table-cell>
          <table:table-cell office:value-type="currency" office:value="10" table:formula="of:=[.E26]*[.B26]" table:style-name="ce7">
            <text:p>10.00 Kč</text:p>
          </table:table-cell>
          <table:table-cell table:style-name="ce7"/>
          <table:table-cell office:value-type="string" table:style-name="ce1">
            <text:p><text:a xlink:href="https://cz.mouser.com/ProductDetail/Murata-Electronics/DFE252010P-2R2M%3DP2?qs=KuGPmAKtFKVG0t9I2u6EsA%3D%3D">https://cz.mouser.com/ProductDetail/Murata-Electronics/DFE252010P-2R2M%3dP2?qs=KuGPmAKtFKVG0t9I2u6EsA%3D%3D</text:a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ain</text:p>
          </table:table-cell>
          <table:table-cell office:value-type="float" office:value="5" table:style-name="ce22">
            <text:p>5</text:p>
          </table:table-cell>
          <table:table-cell office:value-type="string" table:style-name="ce9">
            <text:p>DFE252010P-1R0M=P2</text:p>
          </table:table-cell>
          <table:table-cell office:value-type="string" table:style-name="ce1">
            <text:p>inductor 1uH/2.7A</text:p>
          </table:table-cell>
          <table:table-cell office:value-type="currency" office:value="7" table:style-name="ce7">
            <text:p>7.00 Kč</text:p>
          </table:table-cell>
          <table:table-cell office:value-type="currency" office:value="35" table:formula="of:=[.E27]*[.B27]" table:style-name="ce7">
            <text:p>35.00 Kč</text:p>
          </table:table-cell>
          <table:table-cell table:style-name="ce7"/>
          <table:table-cell office:value-type="string" table:style-name="ce1">
            <text:p><text:a xlink:href="https://cz.mouser.com/ProductDetail/Murata-Electronics/DFE252010P-1R0M%3DP2?qs=KuGPmAKtFKWP3jienGLHRQ%3D%3D">https://cz.mouser.com/ProductDetail/Murata-Electronics/DFE252010P-1R0M%3dP2?qs=KuGPmAKtFKWP3jienGLHRQ%3D%3D</text:a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ain</text:p>
          </table:table-cell>
          <table:table-cell office:value-type="float" office:value="3" table:style-name="ce22">
            <text:p>3</text:p>
          </table:table-cell>
          <table:table-cell office:value-type="string" table:style-name="ce1">
            <text:p>CUS10S30,H3F</text:p>
          </table:table-cell>
          <table:table-cell office:value-type="string" table:style-name="ce1">
            <text:p>schotky</text:p>
          </table:table-cell>
          <table:table-cell office:value-type="currency" office:value="8" table:style-name="ce7">
            <text:p>8.00 Kč</text:p>
          </table:table-cell>
          <table:table-cell office:value-type="currency" office:value="24" table:formula="of:=[.E28]*[.B28]" table:style-name="ce7">
            <text:p>24.00 Kč</text:p>
          </table:table-cell>
          <table:table-cell table:style-name="ce7"/>
          <table:table-cell office:value-type="string" table:style-name="ce1">
            <text:p><text:a xlink:href="https://cz.mouser.com/ProductDetail/Toshiba/CUS10S30H3F?qs=cW4DzVrAanO4Xm6ySrHr7g%3D%3D">https://cz.mouser.com/ProductDetail/Toshiba/CUS10S30H3F?qs=cW4DzVrAanO4Xm6ySrHr7g%3D%3D</text:a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ain</text:p>
          </table:table-cell>
          <table:table-cell office:value-type="float" office:value="3" table:style-name="ce22">
            <text:p>3</text:p>
          </table:table-cell>
          <table:table-cell office:value-type="string" table:style-name="ce1">
            <text:p>LTST-S270GKT</text:p>
          </table:table-cell>
          <table:table-cell office:value-type="string" table:style-name="ce1">
            <text:p>green LED sideview 0603</text:p>
          </table:table-cell>
          <table:table-cell office:value-type="currency" office:value="6" table:style-name="ce7">
            <text:p>6.00 Kč</text:p>
          </table:table-cell>
          <table:table-cell office:value-type="currency" office:value="18" table:formula="of:=[.E29]*[.B29]" table:style-name="ce7">
            <text:p>18.00 Kč</text:p>
          </table:table-cell>
          <table:table-cell table:style-name="ce7"/>
          <table:table-cell office:value-type="string" table:style-name="ce1">
            <text:p><text:a xlink:href="https://cz.mouser.com/ProductDetail/Lite-On/LTST-S270GKT?qs=sGAEpiMZZMvyj6n1w4pZD47FdTXqFYht4VAmSqE1GNY%3D">https://cz.mouser.com/ProductDetail/Lite-On/LTST-S270GKT?qs=sGAEpiMZZMvyj6n1w4pZD47FdTXqFYht4VAmSqE1GNY%3D</text:a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ain</text:p>
          </table:table-cell>
          <table:table-cell office:value-type="float" office:value="1" table:style-name="ce22">
            <text:p>1</text:p>
          </table:table-cell>
          <table:table-cell office:value-type="string" table:style-name="ce1">
            <text:p>LTST-S270EKT</text:p>
          </table:table-cell>
          <table:table-cell office:value-type="string" table:style-name="ce1">
            <text:p>red LED sideview 0603</text:p>
          </table:table-cell>
          <table:table-cell office:value-type="currency" office:value="6" table:style-name="ce7">
            <text:p>6.00 Kč</text:p>
          </table:table-cell>
          <table:table-cell office:value-type="currency" office:value="6" table:formula="of:=[.E30]*[.B30]" table:style-name="ce7">
            <text:p>6.00 Kč</text:p>
          </table:table-cell>
          <table:table-cell table:style-name="ce7"/>
          <table:table-cell office:value-type="string" table:style-name="ce1">
            <text:p><text:a xlink:href="https://cz.mouser.com/ProductDetail/Lite-On/LTST-S270EKT?qs=O%2FWRddok7POgALoShN20Tw%3D%3D">https://cz.mouser.com/ProductDetail/Lite-On/LTST-S270EKT?qs=O%2FWRddok7POgALoShN20Tw%3D%3D</text:a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ain</text:p>
          </table:table-cell>
          <table:table-cell office:value-type="float" office:value="1" table:style-name="ce22">
            <text:p>1</text:p>
          </table:table-cell>
          <table:table-cell office:value-type="string" table:style-name="ce1">
            <text:p>BAT-HLD-012-SMT</text:p>
          </table:table-cell>
          <table:table-cell office:value-type="string" table:style-name="ce1">
            <text:p>battery holder</text:p>
          </table:table-cell>
          <table:table-cell office:value-type="currency" office:value="9" table:style-name="ce7">
            <text:p>9.00 Kč</text:p>
          </table:table-cell>
          <table:table-cell office:value-type="currency" office:value="9" table:formula="of:=[.E31]*[.B31]" table:style-name="ce7">
            <text:p>9.00 Kč</text:p>
          </table:table-cell>
          <table:table-cell table:style-name="ce7"/>
          <table:table-cell office:value-type="string" table:style-name="ce1">
            <text:p><text:a xlink:href="https://cz.mouser.com/ProductDetail/Linx-Technologies/BAT-HLD-012-SMT?qs=Z0V%2FpEl%252BOGfZsSJil9WIXw%3D%3D">https://cz.mouser.com/ProductDetail/Linx-Technologies/BAT-HLD-012-SMT?qs=Z0V%2FpEl%252BOGfZsSJil9WIXw%3D%3D</text:a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ain</text:p>
          </table:table-cell>
          <table:table-cell office:value-type="float" office:value="1" table:style-name="ce22">
            <text:p>1</text:p>
          </table:table-cell>
          <table:table-cell office:value-type="string" table:style-name="ce1">
            <text:p>EVQ-PUL02K</text:p>
          </table:table-cell>
          <table:table-cell office:value-type="string" table:style-name="ce1">
            <text:p>pushbutton</text:p>
          </table:table-cell>
          <table:table-cell office:value-type="currency" office:value="14" table:style-name="ce7">
            <text:p>14.00 Kč</text:p>
          </table:table-cell>
          <table:table-cell office:value-type="currency" office:value="14" table:formula="of:=[.E32]*[.B32]" table:style-name="ce7">
            <text:p>14.00 Kč</text:p>
          </table:table-cell>
          <table:table-cell table:style-name="ce7"/>
          <table:table-cell office:value-type="string" table:style-name="ce1">
            <text:p><text:a xlink:href="https://cz.mouser.com/ProductDetail/Panasonic/EVQ-PUL02K?qs=m7HfDvvzlLb0VFxnw%2FUN1w%3D%3D">https://cz.mouser.com/ProductDetail/Panasonic/EVQ-PUL02K?qs=m7HfDvvzlLb0VFxnw%2FUN1w%3D%3D</text:a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ain</text:p>
          </table:table-cell>
          <table:table-cell office:value-type="float" office:value="7" table:style-name="ce22">
            <text:p>7</text:p>
          </table:table-cell>
          <table:table-cell office:value-type="string" table:style-name="ce1">
            <text:p>BSS123, T2N7002AK,LM</text:p>
          </table:table-cell>
          <table:table-cell office:value-type="string" table:style-name="ce1">
            <text:p>mosfet n, SOT-23</text:p>
          </table:table-cell>
          <table:table-cell office:value-type="currency" office:value="5" table:style-name="ce7">
            <text:p>5.00 Kč</text:p>
          </table:table-cell>
          <table:table-cell office:value-type="currency" office:value="35" table:formula="of:=[.E33]*[.B33]" table:style-name="ce7">
            <text:p>35.00 Kč</text:p>
          </table:table-cell>
          <table:table-cell table:style-name="ce7"/>
          <table:table-cell office:value-type="string" table:style-name="ce1">
            <text:p>https://cz.mouser.com/ProductDetail/Toshiba/T2N7002AKLM?qs=pzVvXTvk9PzfX4hYglwZ9Q%3D%3D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ain</text:p>
          </table:table-cell>
          <table:table-cell table:style-name="ce22"/>
          <table:table-cell office:value-type="string" table:style-name="ce1">
            <text:p>CL10A105KO8NNWC</text:p>
          </table:table-cell>
          <table:table-cell office:value-type="string" table:style-name="ce1">
            <text:p>1uF/16V/0603</text:p>
          </table:table-cell>
          <table:table-cell office:value-type="currency" office:value="1" table:style-name="ce7">
            <text:p>1.00 Kč</text:p>
          </table:table-cell>
          <table:table-cell office:value-type="currency" office:value="0" table:formula="of:=[.E34]*[.B34]" table:style-name="ce7">
            <text:p>0.00 Kč</text:p>
          </table:table-cell>
          <table:table-cell table:style-name="ce7"/>
          <table:table-cell office:value-type="string" table:style-name="ce1">
            <text:p><text:a xlink:href="https://cz.mouser.com/ProductDetail/Samsung-Electro-Mechanics/CL10A105KO8NNWC?qs=sGAEpiMZZMvsSlwiRhF8qtsGU%2FCnaNeQa5diNx%252BAvjpm6CmwAnSDjg%3D%3D">https://cz.mouser.com/ProductDetail/Samsung-Electro-Mechanics/CL10A105KO8NNWC?qs=sGAEpiMZZMvsSlwiRhF8qtsGU%2FCnaNeQa5diNx%252BAvjpm6CmwAnSDjg%3D%3D</text:a></text:p>
          </table:table-cell>
          <table:table-cell table:number-columns-repeated="16376"/>
        </table:table-row>
        <table:table-row table:style-name="ro2">
          <table:table-cell office:value-type="string" table:style-name="ce15">
            <text:p>Main</text:p>
          </table:table-cell>
          <table:table-cell office:value-type="float" office:value="0" table:style-name="ce16">
            <text:p>0</text:p>
          </table:table-cell>
          <table:table-cell office:value-type="string" table:style-name="ce15">
            <text:p>SD05C-7</text:p>
          </table:table-cell>
          <table:table-cell office:value-type="string" table:style-name="ce15">
            <text:p>transil 5.5V, SOD3V3</text:p>
          </table:table-cell>
          <table:table-cell office:value-type="currency" office:value="10" table:style-name="ce17">
            <text:p>10.00 Kč</text:p>
          </table:table-cell>
          <table:table-cell office:value-type="currency" office:value="0" table:formula="of:=[.E35]*[.B35]" table:style-name="ce17">
            <text:p>0.00 Kč</text:p>
          </table:table-cell>
          <table:table-cell table:style-name="ce17"/>
          <table:table-cell office:value-type="string" table:style-name="ce15">
            <text:p>https://cz.farnell.com/diodes-inc/sd05c-7/tvs-diode-bidir-5-5v-640w-sod/dp/3945780?st=sd05</text:p>
          </table:table-cell>
          <table:table-cell table:number-columns-repeated="16376" table:style-name="ce15"/>
        </table:table-row>
        <table:table-row table:style-name="ro2">
          <table:table-cell office:value-type="string" table:style-name="ce11">
            <text:p>Main</text:p>
          </table:table-cell>
          <table:table-cell office:value-type="float" office:value="5" table:style-name="ce12">
            <text:p>5</text:p>
          </table:table-cell>
          <table:table-cell office:value-type="string" table:style-name="ce11">
            <text:p>SP0503BAHT</text:p>
          </table:table-cell>
          <table:table-cell office:value-type="string" table:style-name="ce11">
            <text:p>3x transil 5.5V</text:p>
          </table:table-cell>
          <table:table-cell office:value-type="currency" office:value="18" table:style-name="ce14">
            <text:p>18.00 Kč</text:p>
          </table:table-cell>
          <table:table-cell office:value-type="currency" office:value="90" table:formula="of:=[.E36]*[.B36]" table:style-name="ce14">
            <text:p>90.00 Kč</text:p>
          </table:table-cell>
          <table:table-cell table:style-name="ce14"/>
          <table:table-cell office:value-type="string" table:style-name="ce11">
            <text:p>https://cz.farnell.com/littelfuse/sp0503bahtg/esd-protection-device-5-5v-sot/dp/1827633?st=sp0503baht</text:p>
          </table:table-cell>
          <table:table-cell table:number-columns-repeated="16376" table:style-name="ce11"/>
        </table:table-row>
        <table:table-row table:style-name="ro2">
          <table:table-cell office:value-type="string" table:style-name="ce11">
            <text:p>Main</text:p>
          </table:table-cell>
          <table:table-cell office:value-type="float" office:value="1" table:style-name="ce12">
            <text:p>1</text:p>
          </table:table-cell>
          <table:table-cell office:value-type="string" table:style-name="ce11">
            <text:p>74CBTLV3126PW,118</text:p>
          </table:table-cell>
          <table:table-cell office:value-type="string" table:style-name="ce11">
            <text:p>bus switch</text:p>
          </table:table-cell>
          <table:table-cell office:value-type="currency" office:value="11.4" table:style-name="ce14">
            <text:p>11.40 Kč</text:p>
          </table:table-cell>
          <table:table-cell office:value-type="currency" office:value="11.4" table:formula="of:=[.E37]*[.B37]" table:style-name="ce14">
            <text:p>11.40 Kč</text:p>
          </table:table-cell>
          <table:table-cell table:style-name="ce14"/>
          <table:table-cell office:value-type="string" table:style-name="ce11">
            <text:p>https://cz.farnell.com/nexperia/74cbtlv3126pw-118/bus-switch-4-bit-tssop-14/dp/2445215?st=74cbtlv3126pw,118</text:p>
          </table:table-cell>
          <table:table-cell table:number-columns-repeated="16376" table:style-name="ce11"/>
        </table:table-row>
        <table:table-row table:number-rows-repeated="2" table:style-name="ro2">
          <table:table-cell table:style-name="ce1"/>
          <table:table-cell table:style-name="ce6"/>
          <table:table-cell table:number-columns-repeated="2" table:style-name="ce1"/>
          <table:table-cell table:number-columns-repeated="3" table:style-name="ce7"/>
          <table:table-cell table:number-columns-repeated="16377" table:style-name="ce1"/>
        </table:table-row>
        <table:table-row table:style-name="ro2">
          <table:table-cell office:value-type="string" table:style-name="ce9">
            <text:p>MM(VERA)</text:p>
          </table:table-cell>
          <table:table-cell office:value-type="float" office:value="1" table:style-name="ce18">
            <text:p>1</text:p>
          </table:table-cell>
          <table:table-cell office:value-type="string" table:style-name="ce9">
            <text:p>ICE40UP5K-SG48I</text:p>
          </table:table-cell>
          <table:table-cell office:value-type="string" table:style-name="ce9">
            <text:p>FPGA for VERA</text:p>
          </table:table-cell>
          <table:table-cell office:value-type="currency" office:value="209" table:style-name="ce8">
            <text:p>209.00 Kč</text:p>
          </table:table-cell>
          <table:table-cell office:value-type="currency" office:value="209" table:formula="of:=[.E40]*[.B40]" table:style-name="ce8">
            <text:p>209.00 Kč</text:p>
          </table:table-cell>
          <table:table-cell table:style-name="ce8"/>
          <table:table-cell office:value-type="string" table:style-name="ce9">
            <text:p><text:a xlink:href="https://cz.mouser.com/ProductDetail/Lattice/ICE40UP5K-SG48I?qs=Rp3RbKSfAt3UqOG1AN4%2FAg%3D%3D">https://cz.mouser.com/ProductDetail/Lattice/ICE40UP5K-SG48I?qs=Rp3RbKSfAt3UqOG1AN4%2FAg%3D%3D</text:a></text:p>
          </table:table-cell>
          <table:table-cell table:number-columns-repeated="16376" table:style-name="ce9"/>
        </table:table-row>
        <table:table-row table:style-name="ro2">
          <table:table-cell office:value-type="string" table:style-name="ce9">
            <text:p>MM(VERA)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WM8524CGEDT</text:p>
          </table:table-cell>
          <table:table-cell office:value-type="string" table:style-name="ce1">
            <text:p>audio DAC</text:p>
          </table:table-cell>
          <table:table-cell office:value-type="currency" office:value="62" table:style-name="ce7">
            <text:p>62.00 Kč</text:p>
          </table:table-cell>
          <table:table-cell office:value-type="currency" office:value="62" table:formula="of:=[.E41]*[.B41]" table:style-name="ce8">
            <text:p>62.00 Kč</text:p>
          </table:table-cell>
          <table:table-cell table:style-name="ce7"/>
          <table:table-cell office:value-type="string" table:style-name="ce1">
            <text:p><text:a xlink:href="https://cz.mouser.com/ProductDetail/Cirrus-Logic/WM8524CGEDT-R?qs=G8wrXCBxhFtUpBbVDBGrKA%3D%3D">https://cz.mouser.com/ProductDetail/Cirrus-Logic/WM8524CGEDT-R?qs=G8wrXCBxhFtUpBbVDBGrKA%3D%3D</text:a></text:p>
          </table:table-cell>
          <table:table-cell table:number-columns-repeated="16376"/>
        </table:table-row>
        <table:table-row table:style-name="ro2">
          <table:table-cell office:value-type="string" table:style-name="ce9">
            <text:p>MM(VERA)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W25Q16JVSNIQ</text:p>
          </table:table-cell>
          <table:table-cell office:value-type="string" table:style-name="ce1">
            <text:p>Flash</text:p>
          </table:table-cell>
          <table:table-cell office:value-type="currency" office:value="12" table:style-name="ce7">
            <text:p>12.00 Kč</text:p>
          </table:table-cell>
          <table:table-cell office:value-type="currency" office:value="12" table:formula="of:=[.E42]*[.B42]" table:style-name="ce8">
            <text:p>12.00 Kč</text:p>
          </table:table-cell>
          <table:table-cell table:style-name="ce7"/>
          <table:table-cell office:value-type="string" table:style-name="ce1">
            <text:p><text:a xlink:href="https://cz.mouser.com/ProductDetail/Winbond/W25Q16JVSNIQ?qs=qSfuJ%252Bfl%2Fd5tzEnNt99V4A%3D%3D">https://cz.mouser.com/ProductDetail/Winbond/W25Q16JVSNIQ?qs=qSfuJ%252Bfl%2Fd5tzEnNt99V4A%3D%3D</text:a></text:p>
          </table:table-cell>
          <table:table-cell table:number-columns-repeated="16376"/>
        </table:table-row>
        <table:table-row table:style-name="ro2">
          <table:table-cell office:value-type="string" table:style-name="ce9">
            <text:p>MM(VERA)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THS7314D</text:p>
          </table:table-cell>
          <table:table-cell office:value-type="string" table:style-name="ce1">
            <text:p>video amp</text:p>
          </table:table-cell>
          <table:table-cell office:value-type="currency" office:value="22" table:style-name="ce7">
            <text:p>22.00 Kč</text:p>
          </table:table-cell>
          <table:table-cell office:value-type="currency" office:value="22" table:formula="of:=[.E43]*[.B43]" table:style-name="ce8">
            <text:p>22.00 Kč</text:p>
          </table:table-cell>
          <table:table-cell table:style-name="ce7"/>
          <table:table-cell office:value-type="string" table:style-name="ce1">
            <text:p><text:a xlink:href="https://cz.mouser.com/ProductDetail/Texas-Instruments/THS7314D?qs=vD%252BlfiDS0%252BMvkYWNzhF7qg%3D%3D">https://cz.mouser.com/ProductDetail/Texas-Instruments/THS7314D?qs=vD%252BlfiDS0%252BMvkYWNzhF7qg%3D%3D</text:a></text:p>
          </table:table-cell>
          <table:table-cell table:number-columns-repeated="16376"/>
        </table:table-row>
        <table:table-row table:style-name="ro2">
          <table:table-cell office:value-type="string" table:style-name="ce9">
            <text:p>MM(VERA)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AP3417CKTR-G1</text:p>
          </table:table-cell>
          <table:table-cell office:value-type="string" table:style-name="ce1">
            <text:p>dcdc</text:p>
          </table:table-cell>
          <table:table-cell table:style-name="ce7"/>
          <table:table-cell office:value-type="currency" office:value="0" table:formula="of:=[.E44]*[.B44]" table:style-name="ce8">
            <text:p>0.00 Kč</text:p>
          </table:table-cell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9">
            <text:p>MM(VERA)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MIC5504-3.3YM5-TR</text:p>
          </table:table-cell>
          <table:table-cell office:value-type="string" table:style-name="ce1">
            <text:p>ldo</text:p>
          </table:table-cell>
          <table:table-cell office:value-type="currency" office:value="3.6" table:style-name="ce7">
            <text:p>3.60 Kč</text:p>
          </table:table-cell>
          <table:table-cell office:value-type="currency" office:value="3.6" table:formula="of:=[.E45]*[.B45]" table:style-name="ce8">
            <text:p>3.60 Kč</text:p>
          </table:table-cell>
          <table:table-cell table:style-name="ce7"/>
          <table:table-cell office:value-type="string" table:style-name="ce1">
            <text:p><text:a xlink:href="https://cz.mouser.com/ProductDetail/Microchip-Technology-Atmel/MIC5504-3.3YM5-TR?qs=U6T8BxXiZAUmVQ5Zs217qQ%3D%3D">https://cz.mouser.com/ProductDetail/Microchip-Technology-Atmel/MIC5504-3.3YM5-TR?qs=U6T8BxXiZAUmVQ5Zs217qQ%3D%3D</text:a></text:p>
          </table:table-cell>
          <table:table-cell table:number-columns-repeated="16376"/>
        </table:table-row>
        <table:table-row table:style-name="ro2">
          <table:table-cell office:value-type="string" table:style-name="ce9">
            <text:p>MM(VERA)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SG5032CAN 25.000000M-TJGA3</text:p>
          </table:table-cell>
          <table:table-cell office:value-type="string" table:style-name="ce1">
            <text:p>oscillator 25MHz</text:p>
          </table:table-cell>
          <table:table-cell office:value-type="currency" office:value="54" table:style-name="ce7">
            <text:p>54.00 Kč</text:p>
          </table:table-cell>
          <table:table-cell office:value-type="currency" office:value="54" table:formula="of:=[.E46]*[.B46]" table:style-name="ce8">
            <text:p>54.00 Kč</text:p>
          </table:table-cell>
          <table:table-cell table:style-name="ce7"/>
          <table:table-cell office:value-type="string" table:style-name="ce1">
            <text:p><text:a xlink:href="https://cz.mouser.com/ProductDetail/Epson-Timing/SG5032CAN-25.000000M-TJGA3?qs=6J2kD0vu%2F2UTKuQJNmHNTw%3D%3D">https://cz.mouser.com/ProductDetail/Epson-Timing/SG5032CAN-25.000000M-TJGA3?qs=6J2kD0vu%2F2UTKuQJNmHNTw%3D%3D</text:a></text:p>
          </table:table-cell>
          <table:table-cell table:number-columns-repeated="16376"/>
        </table:table-row>
        <table:table-row table:style-name="ro2">
          <table:table-cell office:value-type="string" table:style-name="ce9">
            <text:p>MM(VERA)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SN74CBTD3861PWR</text:p>
          </table:table-cell>
          <table:table-cell office:value-type="string" table:style-name="ce1">
            <text:p>bus switch with level transl</text:p>
          </table:table-cell>
          <table:table-cell office:value-type="currency" office:value="15" table:style-name="ce7">
            <text:p>15.00 Kč</text:p>
          </table:table-cell>
          <table:table-cell office:value-type="currency" office:value="15" table:formula="of:=[.E47]*[.B47]" table:style-name="ce8">
            <text:p>15.00 Kč</text:p>
          </table:table-cell>
          <table:table-cell table:style-name="ce7"/>
          <table:table-cell office:value-type="string" table:style-name="ce1">
            <text:p><text:a xlink:href="https://cz.mouser.com/ProductDetail/Texas-Instruments/SN74CBTD3861PWR?qs=5WY7Uqh921wL037c7OcGyw%3D%3D">https://cz.mouser.com/ProductDetail/Texas-Instruments/SN74CBTD3861PWR?qs=5WY7Uqh921wL037c7OcGyw%3D%3D</text:a></text:p>
          </table:table-cell>
          <table:table-cell table:number-columns-repeated="16376"/>
        </table:table-row>
        <table:table-row table:style-name="ro2">
          <table:table-cell office:value-type="string" table:style-name="ce9">
            <text:p>MM(VERA)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SN74LVC4245APW</text:p>
          </table:table-cell>
          <table:table-cell office:value-type="string" table:style-name="ce1">
            <text:p>Octal Bus Transceiver and 3.3-V to 5-V Shifter With 3-State Outputs</text:p>
          </table:table-cell>
          <table:table-cell office:value-type="currency" office:value="37" table:style-name="ce7">
            <text:p>37.00 Kč</text:p>
          </table:table-cell>
          <table:table-cell office:value-type="currency" office:value="37" table:formula="of:=[.E48]*[.B48]" table:style-name="ce8">
            <text:p>37.00 Kč</text:p>
          </table:table-cell>
          <table:table-cell table:style-name="ce7"/>
          <table:table-cell office:value-type="string" table:style-name="ce1">
            <text:p><text:a xlink:href="https://cz.mouser.com/ProductDetail/Texas-Instruments/SN74LVC4245APWR?qs=OorDGPQ79EoOBbnZpK9LdA%3D%3D">https://cz.mouser.com/ProductDetail/Texas-Instruments/SN74LVC4245APWR?qs=OorDGPQ79EoOBbnZpK9LdA%3D%3D</text:a></text:p>
          </table:table-cell>
          <table:table-cell table:number-columns-repeated="16376"/>
        </table:table-row>
        <table:table-row table:style-name="ro2">
          <table:table-cell office:value-type="string" table:style-name="ce9">
            <text:p>MM(VERA)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74CBTLV3126PW,118</text:p>
          </table:table-cell>
          <table:table-cell table:style-name="ce1"/>
          <table:table-cell office:value-type="currency" office:value="14" table:style-name="ce7">
            <text:p>14.00 Kč</text:p>
          </table:table-cell>
          <table:table-cell office:value-type="currency" office:value="14" table:formula="of:=[.E49]*[.B49]" table:style-name="ce8">
            <text:p>14.00 Kč</text:p>
          </table:table-cell>
          <table:table-cell table:style-name="ce7"/>
          <table:table-cell office:value-type="string" table:style-name="ce1">
            <text:p><text:a xlink:href="https://cz.mouser.com/ProductDetail/Nexperia/74CBTLV3126PW118?qs=jquClx72t9AHVJOkpgZFFw%3D%3D">https://cz.mouser.com/ProductDetail/Nexperia/74CBTLV3126PW118?qs=jquClx72t9AHVJOkpgZFFw%3D%3D</text:a></text:p>
          </table:table-cell>
          <table:table-cell table:number-columns-repeated="16376"/>
        </table:table-row>
        <table:table-row table:style-name="ro2">
          <table:table-cell office:value-type="string" table:style-name="ce9">
            <text:p>MM(VERA)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74AHC00PW</text:p>
          </table:table-cell>
          <table:table-cell table:style-name="ce1"/>
          <table:table-cell office:value-type="currency" office:value="10" table:style-name="ce7">
            <text:p>10.00 Kč</text:p>
          </table:table-cell>
          <table:table-cell office:value-type="currency" office:value="10" table:formula="of:=[.E50]*[.B50]" table:style-name="ce8">
            <text:p>10.00 Kč</text:p>
          </table:table-cell>
          <table:table-cell table:style-name="ce7"/>
          <table:table-cell office:value-type="string" table:style-name="ce1">
            <text:p><text:a xlink:href="https://cz.mouser.com/ProductDetail/Nexperia/74AHC00PW-Q100J?qs=5XOdhvmYM0MxkByL6vy0aA%3D%3D">https://cz.mouser.com/ProductDetail/Nexperia/74AHC00PW-Q100J?qs=5XOdhvmYM0MxkByL6vy0aA%3D%3D</text:a></text:p>
          </table:table-cell>
          <table:table-cell table:number-columns-repeated="16376"/>
        </table:table-row>
        <table:table-row table:style-name="ro2">
          <table:table-cell office:value-type="string" table:style-name="ce9">
            <text:p>MM(VERA)</text:p>
          </table:table-cell>
          <table:table-cell office:value-type="float" office:value="2" table:style-name="ce6">
            <text:p>2</text:p>
          </table:table-cell>
          <table:table-cell office:value-type="string" table:style-name="ce1">
            <text:p>DS1023-2*10S21CONNFLY</text:p>
          </table:table-cell>
          <table:table-cell office:value-type="string" table:style-name="ce1">
            <text:p>2x10p socket</text:p>
          </table:table-cell>
          <table:table-cell office:value-type="currency" office:value="9.4" table:style-name="ce7">
            <text:p>9.40 Kč</text:p>
          </table:table-cell>
          <table:table-cell office:value-type="currency" office:value="18.8" table:formula="of:=[.E51]*[.B51]" table:style-name="ce8">
            <text:p>18.80 Kč</text:p>
          </table:table-cell>
          <table:table-cell table:style-name="ce7"/>
          <table:table-cell office:value-type="string" table:style-name="ce1">
            <text:p><text:a xlink:href="https://www.tme.eu/cz/details/zl262-20dg/konektory-hrebinky/connfly/ds1023-2-10s21/">https://www.tme.eu/cz/details/zl262-20dg/konektory-hrebinky/connfly/ds1023-2-10s21/</text:a>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6"/>
          <table:table-cell table:number-columns-repeated="2" table:style-name="ce1"/>
          <table:table-cell table:number-columns-repeated="3" table:style-name="ce7"/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1" table:style-name="ce6">
            <text:p>1</text:p>
          </table:table-cell>
          <table:table-cell office:value-type="string" table:style-name="ce1">
            <text:p>ICE40LP384-SG32</text:p>
          </table:table-cell>
          <table:table-cell office:value-type="string" table:style-name="ce1">
            <text:p>FPGA, QFN-32</text:p>
          </table:table-cell>
          <table:table-cell office:value-type="currency" office:value="49" table:style-name="ce7">
            <text:p>49.00 Kč</text:p>
          </table:table-cell>
          <table:table-cell table:number-columns-repeated="2" table:style-name="ce7"/>
          <table:table-cell office:value-type="string" table:style-name="ce1">
            <text:p><text:a xlink:href="https://cz.mouser.com/ProductDetail/Lattice/ICE40LP384-SG32?qs=zSw%2FV05vmEPfkQQzMV6PHg%3D%3D">https://cz.mouser.com/ProductDetail/Lattice/ICE40LP384-SG32?qs=zSw%2FV05vmEPfkQQzMV6PHg%3D%3D</text:a>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float" office:value="0" table:style-name="ce6">
            <text:p>0</text:p>
          </table:table-cell>
          <table:table-cell office:value-type="string" table:style-name="ce1">
            <text:p>ICE40LP1K-QN84</text:p>
          </table:table-cell>
          <table:table-cell office:value-type="string" table:style-name="ce1">
            <text:p>FPGA, QFN-84</text:p>
          </table:table-cell>
          <table:table-cell office:value-type="currency" office:value="124" table:style-name="ce7">
            <text:p>124.00 Kč</text:p>
          </table:table-cell>
          <table:table-cell table:style-name="ce7"/>
          <table:table-cell office:value-type="string" table:style-name="ce19">
            <text:p>oos</text:p>
          </table:table-cell>
          <table:table-cell office:value-type="string" table:style-name="ce1">
            <text:p><text:a xlink:href="https://cz.mouser.com/ProductDetail/Lattice/iCE40LP1K-QN84?qs=F9A14TELRMsp1WG3C3Ihlw%3D%3D">https://cz.mouser.com/ProductDetail/Lattice/iCE40LP1K-QN84?qs=F9A14TELRMsp1WG3C3Ihlw%3D%3D</text:a></text:p>
          </table:table-cell>
          <table:table-cell table:number-columns-repeated="16376"/>
        </table:table-row>
        <table:table-row table:number-rows-repeated="3" table:style-name="ro2">
          <table:table-cell table:style-name="ce1"/>
          <table:table-cell table:style-name="ce6"/>
          <table:table-cell table:number-columns-repeated="2" table:style-name="ce1"/>
          <table:table-cell table:number-columns-repeated="3" table:style-name="ce7"/>
          <table:table-cell table:number-columns-repeated="16377" table:style-name="ce1"/>
        </table:table-row>
        <table:table-row table:style-name="ro2">
          <table:table-cell table:style-name="ce1"/>
          <table:table-cell table:style-name="ce6"/>
          <table:table-cell table:number-columns-repeated="2" table:style-name="ce1"/>
          <table:table-cell table:style-name="ce7"/>
          <table:table-cell office:value-type="currency" office:value="0" table:formula="of:=[.E58]*[.B58]" table:style-name="ce7">
            <text:p>0.00 Kč</text:p>
          </table:table-cell>
          <table:table-cell table:style-name="ce7"/>
          <table:table-cell table:number-columns-repeated="16377" table:style-name="ce1"/>
        </table:table-row>
        <table:table-row table:number-rows-repeated="3" table:style-name="ro2">
          <table:table-cell table:style-name="ce1"/>
          <table:table-cell table:style-name="ce6"/>
          <table:table-cell table:number-columns-repeated="2" table:style-name="ce1"/>
          <table:table-cell table:number-columns-repeated="3" table:style-name="ce7"/>
          <table:table-cell table:number-columns-repeated="16377" table:style-name="ce1"/>
        </table:table-row>
        <table:table-row table:style-name="ro2">
          <table:table-cell table:style-name="ce1"/>
          <table:table-cell table:style-name="ce6"/>
          <table:table-cell office:value-type="string" table:style-name="ce1">
            <text:p>celkem:</text:p>
          </table:table-cell>
          <table:table-cell table:style-name="ce1"/>
          <table:table-cell table:style-name="ce7"/>
          <table:table-cell office:value-type="currency" office:value="1410" table:formula="of:=SUM([.F2:.F16])" table:style-name="ce7">
            <text:p>1 410.00 Kč</text:p>
          </table:table-cell>
          <table:table-cell table:style-name="ce7"/>
          <table:table-cell table:number-columns-repeated="16377" table:style-name="ce1"/>
        </table:table-row>
        <table:table-row table:style-name="ro2">
          <table:table-cell table:style-name="ce1"/>
          <table:table-cell table:style-name="ce6"/>
          <table:table-cell table:number-columns-repeated="2" table:style-name="ce1"/>
          <table:table-cell table:style-name="ce7"/>
          <table:table-cell office:value-type="currency" office:value="56.4" table:formula="of:=[.F62]/25" table:style-name="ce20">
            <text:p>€56.40</text:p>
          </table:table-cell>
          <table:table-cell table:number-columns-repeated="16378" table:style-name="ce1"/>
        </table:table-row>
        <table:table-row table:number-rows-repeated="1048513" table:style-name="ro3">
          <table:table-cell table:number-columns-repeated="16384"/>
        </table:table-row>
      </table:table>
      <table:table table:name="parking" table:style-name="ta1">
        <table:table-column table:style-name="co8" table:number-columns-repeated="2" table:default-cell-style-name="ce1"/>
        <table:table-column table:style-name="co10" table:default-cell-style-name="ce1"/>
        <table:table-column table:style-name="co8" table:number-columns-repeated="2" table:default-cell-style-name="ce1"/>
        <table:table-column table:style-name="co11" table:default-cell-style-name="ce1"/>
        <table:table-column table:style-name="co9" table:number-columns-repeated="16378" table:default-cell-style-name="ce1"/>
        <table:table-row table:style-name="ro1">
          <table:table-cell office:value-type="string" table:style-name="ce2">
            <text:p>for project</text:p>
          </table:table-cell>
          <table:table-cell office:value-type="string" table:style-name="ce3">
            <text:p>Qty</text:p>
          </table:table-cell>
          <table:table-cell office:value-type="string" table:style-name="ce2">
            <text:p>Type</text:p>
          </table:table-cell>
          <table:table-cell office:value-type="string" table:style-name="ce21">
            <text:p>Cena/ks</text:p>
          </table:table-cell>
          <table:table-cell office:value-type="string" table:style-name="ce21">
            <text:p>Cena/pol</text:p>
          </table:table-cell>
          <table:table-cell office:value-type="string" table:style-name="ce2">
            <text:p>Link</text:p>
          </table:table-cell>
          <table:table-cell table:number-columns-repeated="16378"/>
        </table:table-row>
        <table:table-row table:number-rows-repeated="2" table:style-name="ro2">
          <table:table-cell table:style-name="ce1"/>
          <table:table-cell table:style-name="ce6"/>
          <table:table-cell table:style-name="ce1"/>
          <table:table-cell table:number-columns-repeated="2" table:style-name="ce7"/>
          <table:table-cell table:number-columns-repeated="16379" table:style-name="ce1"/>
        </table:table-row>
        <table:table-row table:style-name="ro2">
          <table:table-cell table:style-name="ce1"/>
          <table:table-cell table:style-name="ce18"/>
          <table:table-cell table:style-name="ce1"/>
          <table:table-cell table:number-columns-repeated="2" table:style-name="ce7"/>
          <table:table-cell table:number-columns-repeated="16379" table:style-name="ce1"/>
        </table:table-row>
        <table:table-row table:number-rows-repeated="104857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36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36P0"/>
    </number:currency-style>
    <number:currency-style style:name="N37P0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7" number:language="en" number:country="IE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Sýkora, Jaroslav (ADV D EU CZ PDS1 SIO 2)</dc:creator>
    <meta:creation-date>2018-11-24T13:01:59Z</meta:creation-date>
    <dc:date>2023-03-29T11:30:52Z</dc:date>
    <meta:editing-cycles>250</meta:editing-cycles>
    <meta:editing-duration>PT0S</meta:editing-duration>
    <meta:user-defined meta:name="MSIP_Label_9d258917-277f-42cd-a3cd-14c4e9ee58bc_Enabled">true</meta:user-defined>
    <meta:user-defined meta:name="MSIP_Label_9d258917-277f-42cd-a3cd-14c4e9ee58bc_SetDate">2023-03-29T11:30:52Z</meta:user-defined>
    <meta:user-defined meta:name="MSIP_Label_9d258917-277f-42cd-a3cd-14c4e9ee58bc_Method">Standard</meta:user-defined>
    <meta:user-defined meta:name="MSIP_Label_9d258917-277f-42cd-a3cd-14c4e9ee58bc_Name">restricted</meta:user-defined>
    <meta:user-defined meta:name="MSIP_Label_9d258917-277f-42cd-a3cd-14c4e9ee58bc_SiteId">38ae3bcd-9579-4fd4-adda-b42e1495d55a</meta:user-defined>
    <meta:user-defined meta:name="MSIP_Label_9d258917-277f-42cd-a3cd-14c4e9ee58bc_ActionId">2fbfc08e-4d68-4da6-9c43-8e7c31843a42</meta:user-defined>
    <meta:user-defined meta:name="MSIP_Label_9d258917-277f-42cd-a3cd-14c4e9ee58bc_ContentBits">0</meta:user-defined>
    <meta:user-defined meta:name="Document_Confidentiality">Restricted</meta:user-defined>
  </office:meta>
</office:document-meta>
</file>